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Ehcache Guide &amp; Reference</text:span><text:line-break/><text:line-break/><text:span text:style-name="T2">Version 1.7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7</meta:generator>
    <meta:initial-creator>Greg Luck</meta:initial-creator>
    <meta:creation-date>2007-11-28T21:24:00</meta:creation-date>
    <dc:date>2009-10-19T17:29:45</dc:date>
    <dc:language>en-AU</dc:language>
    <meta:editing-cycles>5</meta:editing-cycles>
    <meta:editing-duration>PT00H06M33S</meta:editing-duration>
    <meta:document-statistic meta:table-count="0" meta:image-count="0" meta:object-count="0" meta:page-count="2" meta:paragraph-count="1" meta:word-count="6" meta:character-count="38"/>
    <meta:user-defined meta:name="Info 1"/>
    <meta:user-defined meta:name="Info 2"/>
    <meta:user-defined meta:name="Info 3"/>
    <meta:user-defined meta:name="Info 4"/>
  </office:meta>
</office:document-meta>
</file>